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72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11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499cm" fo:break-before="auto" style:use-optimal-row-height="fals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6pt" fo:font-weight="bold" style:font-weight-asian="bold" style:font-weight-complex="bold"/>
    </style:style>
    <style:style style:name="ce2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wrap-option="wrap"/>
    </style:style>
    <style:style style:name="T1" style:family="text">
      <style:text-properties fo:color="#ff4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MYSQL</text:p>
          </table:table-cell>
          <table:covered-table-cell table:number-columns-repeated="10" table:style-name="ce4"/>
        </table:table-row>
        <table:table-row table:style-name="ro2">
          <table:table-cell office:value-type="string" calcext:value-type="string">
            <text:p>mysql -u root -p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pt-cache policy mysql-server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sudo systemctl start mysql.service 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udo service mysql start </text:p>
          </table:table-cell>
          <table:table-cell table:number-columns-repeated="10"/>
        </table:table-row>
        <table:table-row table:style-name="ro2" table:number-rows-repeated="2">
          <table:table-cell table:number-columns-repeated="11"/>
        </table:table-row>
        <table:table-row table:style-name="ro3">
          <table:table-cell table:style-name="ce2" office:value-type="string" calcext:value-type="string">
            <text:p>Reset-mysql-password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Step-1: $ sudo /etc/init.d/mysql stop</text:p>
            <text:p>$ sudo mkdir /var/run/mysqld</text:p>
            <text:p>$ sudo chown mysql /var/run/mysqld</text:p>
            <text:p/>
          </table:table-cell>
          <table:table-cell table:number-columns-repeated="10"/>
        </table:table-row>
        <table:table-row table:style-name="ro5">
          <table:table-cell office:value-type="string" calcext:value-type="string">
            <text:p>Step-2: $ sudo mysqld_safe –skip-grant-tables&amp;</text:p>
            <text:p>      Press enter to return bash promt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6">
          <table:table-cell office:value-type="string" calcext:value-type="string">
            <text:p>Step 3)  Reset MySQL Root Password.</text:p>
            <text:p>$ sudo mysql --user=root mysql  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&gt; UPDATE mysql.user SET authentication_string=null WHERE User='root';</text:p>
            <text:p/>
            <text:p>&gt; flush privileges;</text:p>
          </table:table-cell>
          <table:table-cell table:number-columns-repeated="10"/>
        </table:table-row>
        <table:table-row table:style-name="ro8">
          <table:table-cell table:style-name="ce3" office:value-type="string" calcext:value-type="string">
            <text:p>&gt; ALTER USER 'root'@'localhost' IDENTIFIED WITH mysql_native_password BY '<text:span text:style-name="T1">your_password_here</text:span>';</text:p>
            <text:p/>
            <text:p>&gt; flush privileges;</text:p>
            <text:p/>
            <text:p>&gt; exit</text:p>
            <text:p/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Step 4) Now, Test the New Updated Root Passwor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$ sudo killall -u mysql <text:s text:c="3"/>then ent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$ sudo /etc/init.d/mysql star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$ sudo mysql -p -u roo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hank you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2T13:30:31.109938353</meta:creation-date>
    <dc:date>2022-11-12T14:45:46.173786360</dc:date>
    <meta:editing-duration>PT4M43S</meta:editing-duration>
    <meta:editing-cycles>2</meta:editing-cycles>
    <meta:generator>LibreOffice/7.3.6.2$Linux_X86_64 LibreOffice_project/30$Build-2</meta:generator>
    <meta:document-statistic meta:table-count="1" meta:cell-count="16" meta:object-count="0"/>
  </office:meta>
</office:document-meta>
</file>